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392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448cm"/>
    </style:style>
    <style:style style:name="co8" style:family="table-column">
      <style:table-column-properties fo:break-before="auto" style:column-width="0.22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203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326cm" fo:break-before="auto" style:use-optimal-row-height="true"/>
    </style:style>
    <style:style style:name="ro3" style:family="table-row">
      <style:table-row-properties style:row-height="0.206cm" fo:break-before="auto" style:use-optimal-row-height="fals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284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411cm" fo:break-before="auto" style:use-optimal-row-height="tru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106cm" fo:break-before="auto" style:use-optimal-row-height="false"/>
    </style:style>
    <style:style style:name="ro11" style:family="table-row">
      <style:table-row-properties style:row-height="0.39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647cm" fo:break-before="auto" style:use-optimal-row-height="false"/>
    </style:style>
    <style:style style:name="ro14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2" table:number-columns-repeated="8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1" table:default-cell-style-name="ce3"/>
        <table:table-column table:style-name="co5" table:default-cell-style-name="ce3"/>
        <table:table-column table:style-name="co2" table:number-columns-repeated="8" table:default-cell-style-name="ce3"/>
        <table:table-column table:style-name="co6" table:default-cell-style-name="ce3"/>
        <table:table-column table:style-name="co2" table:number-columns-repeated="21" table:default-cell-style-name="ce3"/>
        <table:table-column table:style-name="co7" table:default-cell-style-name="ce3"/>
        <table:table-column table:style-name="co2" table:number-columns-repeated="13" table:default-cell-style-name="ce3"/>
        <table:table-column table:style-name="co8" table:default-cell-style-name="ce3"/>
        <table:table-column table:style-name="co2" table:number-columns-repeated="171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24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/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1"/>
          <table:table-cell table:style-name="ce52" office:value-type="string">
            <text:p>Типовая межотраслевая форма № 3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1"/>
          <table:table-cell table:style-name="ce52" office:value-type="string">
            <text:p>Утверждена постановлением Госкомстата России</text:p>
          </table:table-cell>
          <table:table-cell table:style-name="ce51" table:number-columns-repeated="25"/>
          <table:table-cell table:style-name="ce13"/>
          <table:table-cell table:style-name="ce53" table:number-columns-repeated="5"/>
          <table:table-cell table:style-name="ce13" table:number-columns-repeated="922"/>
        </table:table-row>
        <table:table-row table:style-name="ro2">
          <table:table-cell table:style-name="ce2" table:number-columns-repeated="3"/>
          <table:table-cell table:style-name="ce13" table:number-columns-repeated="67"/>
          <table:table-cell table:style-name="ce52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3">
          <table:table-cell table:number-columns-repeated="1024"/>
        </table:table-row>
        <table:table-row table:style-name="ro4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waybill_number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5"/>
          <table:table-cell table:style-name="ce36" table:number-columns-repeated="9"/>
          <table:table-cell table:style-name="ce4" table:number-columns-repeated="954"/>
        </table:table-row>
        <table:table-row table:style-name="ro5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6">
          <table:table-cell table:style-name="ce6" table:number-columns-repeated="14"/>
          <table:table-cell table:style-name="ce18" office:value-type="string">
            <text:p>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6">
          <table:table-cell table:style-name="ce6" table:number-columns-repeated="53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6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6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6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5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6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6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5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6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7">
          <table:table-cell table:style-name="ce6" table:number-columns-repeated="1024"/>
        </table:table-row>
        <table:table-row table:style-name="ro8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9">
          <table:table-cell table:style-name="ce6" office:value-type="string" table:number-columns-spanned="14" table:number-rows-spanned="2">
            <text:p>В распоряжение</text:p>
            <draw:custom-shape table:end-cell-address="Лист1.AO28" table:end-x="0.113cm" table:end-y="0.053cm" draw:z-index="1" draw:name="Text 3" draw:style-name="gr1" draw:text-style-name="P2" svg:width="8.086cm" svg:height="1.62cm" svg:x="0.001cm" svg:y="0.213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16" table:number-rows-spanned="2">
            <text:p>Показание спидометра, км</text:p>
          </table:table-cell>
          <table:covered-table-cell table:number-columns-repeated="15" table:style-name="ce31"/>
          <table:table-cell table:style-name="ce25" office:value-type="string" table:number-columns-spanned="13" table:number-rows-spanned="2">
            <text:p>[onshow.mileage_before]</text:p>
          </table:table-cell>
          <table:covered-table-cell table:number-columns-repeated="4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9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8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10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9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9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8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8">
          <table:table-cell table:style-name="ce9">
            <draw:custom-shape table:end-cell-address="Лист1.AO33" table:end-x="0.168cm" table:end-y="0.111cm" draw:z-index="0" draw:name="Text 1" draw:style-name="gr2" draw:text-style-name="P4" svg:width="8.114cm" svg:height="1.273cm" svg:x="0.028cm" svg:y="0.349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6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6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6" office:value-type="string" table:number-columns-spanned="10" table:number-rows-spanned="1">
            <text:p>код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6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9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08:00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9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1">
          <table:table-cell table:style-name="ce6" table:number-columns-repeated="61"/>
          <table:table-cell table:style-name="ce47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12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7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8" office:value-type="string" table:number-columns-spanned="10" table:number-rows-spanned="4">
            <text:p>[onshow.given_fue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18:00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9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6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8"/>
          <table:table-cell table:style-name="ce6" table:number-columns-repeated="953"/>
        </table:table-row>
        <table:table-row table:style-name="ro12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fuel_before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9" office:value-type="string" table:number-columns-spanned="10" table:number-rows-spanned="1">
            <text:p>[onshow.fuel_after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rate_of_fuel_consumptio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9" office:value-type="string" table:number-columns-spanned="10" table:number-rows-spanned="1">
            <text:p>[onshow.fuel_factical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economy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12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50" office:value-type="string" table:number-columns-spanned="10" table:number-rows-spanned="1">
            <text:p>[onshow.overrun]</text:p>
          </table:table-cell>
          <table:covered-table-cell table:number-columns-repeated="9" table:style-name="ce50"/>
          <table:table-cell table:style-name="ce6" table:number-columns-repeated="953"/>
        </table:table-row>
        <table:table-row table:style-name="ro6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6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13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4" table:style-name="ce44"/>
          <table:covered-table-cell table:number-columns-repeated="8" table:style-name="ce26"/>
          <table:table-cell table:style-name="ce6" table:number-columns-repeated="953"/>
        </table:table-row>
        <table:table-row table:style-name="ro6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14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 table:print="false">
        <table:table-column table:style-name="co2" table:number-columns-repeated="26" table:default-cell-style-name="ce3"/>
        <table:table-column table:style-name="co10" table:default-cell-style-name="ce3"/>
        <table:table-column table:style-name="co2" table:default-cell-style-name="ce3"/>
        <table:table-column table:style-name="co11" table:default-cell-style-name="ce3"/>
        <table:table-column table:style-name="co2" table:number-columns-repeated="9" table:default-cell-style-name="ce3"/>
        <table:table-column table:style-name="co12" table:default-cell-style-name="ce3"/>
        <table:table-column table:style-name="co2" table:number-columns-repeated="30" table:default-cell-style-name="ce3"/>
        <table:table-column table:style-name="co13" table:default-cell-style-name="ce3"/>
        <table:table-column table:style-name="co2" table:number-columns-repeated="186" table:default-cell-style-name="ce3"/>
        <table:table-column table:style-name="co9" table:number-columns-repeated="768" table:default-cell-style-name="Default"/>
        <table:table-row table:style-name="ro6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6">
          <table:table-cell table:style-name="ce54" office:value-type="string" table:number-columns-spanned="6" table:number-rows-spanned="1">
            <text:p>Номер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Код</text:p>
          </table:table-cell>
          <table:covered-table-cell table:number-columns-repeated="10" table:style-name="ce54"/>
          <table:table-cell table:style-name="ce64" office:value-type="string" table:number-columns-spanned="22" table:number-rows-spanned="1">
            <text:p>Место</text:p>
          </table:table-cell>
          <table:covered-table-cell table:number-columns-repeated="21" table:style-name="ce64"/>
          <table:table-cell table:style-name="ce78" office:value-type="string" table:number-columns-spanned="16" table:number-rows-spanned="1">
            <text:p>Время</text:p>
          </table:table-cell>
          <table:covered-table-cell table:number-columns-repeated="15" table:style-name="ce78"/>
          <table:table-cell table:style-name="ce54" office:value-type="string" table:number-columns-spanned="8" table:number-rows-spanned="1">
            <text:p>Прой-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дпись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</text:p>
          </table:table-cell>
          <table:covered-table-cell table:number-columns-repeated="5" table:style-name="ce55"/>
          <table:table-cell table:style-name="ce55" office:value-type="string" table:number-columns-spanned="11" table:number-rows-spanned="1">
            <text:p>заказчика</text:p>
          </table:table-cell>
          <table:covered-table-cell table:number-columns-repeated="10" table:style-name="ce55"/>
          <table:table-cell table:style-name="ce65" office:value-type="string" table:number-columns-spanned="11" table:number-rows-spanned="1">
            <text:p>отправления</text:p>
          </table:table-cell>
          <table:covered-table-cell table:number-columns-repeated="10" table:style-name="ce65"/>
          <table:table-cell table:style-name="ce71" office:value-type="string" table:number-columns-spanned="11" table:number-rows-spanned="1">
            <text:p>назначения</text:p>
          </table:table-cell>
          <table:covered-table-cell table:number-columns-repeated="10" table:style-name="ce71"/>
          <table:table-cell table:style-name="ce79" office:value-type="string" table:number-columns-spanned="8" table:number-rows-spanned="1">
            <text:p>выезда</text:p>
          </table:table-cell>
          <table:covered-table-cell table:number-columns-repeated="7" table:style-name="ce79"/>
          <table:table-cell table:style-name="ce92" office:value-type="string" table:number-columns-spanned="8" table:number-rows-spanned="1">
            <text:p>возвра-</text:p>
          </table:table-cell>
          <table:covered-table-cell table:number-columns-repeated="7" table:style-name="ce92"/>
          <table:table-cell table:style-name="ce55" office:value-type="string" table:number-columns-spanned="8" table:number-rows-spanned="1">
            <text:p>дено,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лица,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поряд-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0" table:number-columns-spanned="8" table:number-rows-spanned="1"/>
          <table:covered-table-cell table:number-columns-repeated="7" table:style-name="ce80"/>
          <table:table-cell table:style-name="ce93" office:value-type="string" table:number-columns-spanned="8" table:number-rows-spanned="1">
            <text:p>щения</text:p>
          </table:table-cell>
          <table:covered-table-cell table:number-columns-repeated="7" table:style-name="ce93"/>
          <table:table-cell table:style-name="ce55" office:value-type="string" table:number-columns-spanned="8" table:number-rows-spanned="1">
            <text:p>км</text:p>
          </table:table-cell>
          <table:covered-table-cell table:number-columns-repeated="7" table:style-name="ce55"/>
          <table:table-cell table:style-name="ce55" office:value-type="string" table:number-columns-spanned="8" table:number-rows-spanned="1">
            <text:p>польз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office:value-type="string" table:number-columns-spanned="6" table:number-rows-spanned="1">
            <text:p>ку</text:p>
          </table:table-cell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79" office:value-type="string" table:number-columns-spanned="4" table:number-rows-spanned="1">
            <text:p>ч</text:p>
          </table:table-cell>
          <table:covered-table-cell table:number-columns-repeated="3" table:style-name="ce79"/>
          <table:table-cell table:style-name="ce86" office:value-type="string" table:number-columns-spanned="4" table:number-rows-spanned="1">
            <text:p>мин.</text:p>
          </table:table-cell>
          <table:covered-table-cell table:number-columns-repeated="3" table:style-name="ce86"/>
          <table:table-cell table:style-name="ce86" office:value-type="string" table:number-columns-spanned="4" table:number-rows-spanned="1">
            <text:p>ч</text:p>
          </table:table-cell>
          <table:covered-table-cell table:number-columns-repeated="3" table:style-name="ce86"/>
          <table:table-cell table:style-name="ce92" office:value-type="string" table:number-columns-spanned="4" table:number-rows-spanned="1">
            <text:p>мин.</text:p>
          </table:table-cell>
          <table:covered-table-cell table:number-columns-repeated="3" table:style-name="ce92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вавше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гося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автомо-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6">
          <table:table-cell table:style-name="ce56" table:number-columns-spanned="6" table:number-rows-spanned="1"/>
          <table:covered-table-cell table:number-columns-repeated="5" table:style-name="ce56"/>
          <table:table-cell table:style-name="ce56" table:number-columns-spanned="11" table:number-rows-spanned="1"/>
          <table:covered-table-cell table:number-columns-repeated="10" table:style-name="ce56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table:number-columns-spanned="4" table:number-rows-spanned="1"/>
          <table:covered-table-cell table:number-columns-repeated="3" table:style-name="ce82"/>
          <table:table-cell table:style-name="ce88" table:number-columns-spanned="4" table:number-rows-spanned="1"/>
          <table:covered-table-cell table:number-columns-repeated="3" table:style-name="ce88"/>
          <table:table-cell table:style-name="ce88" table:number-columns-spanned="4" table:number-rows-spanned="1"/>
          <table:covered-table-cell table:number-columns-repeated="3" table:style-name="ce88"/>
          <table:table-cell table:style-name="ce95" table:number-columns-spanned="4" table:number-rows-spanned="1"/>
          <table:covered-table-cell table:number-columns-repeated="3" table:style-name="ce95"/>
          <table:table-cell table:style-name="ce56" table:number-columns-spanned="8" table:number-rows-spanned="1"/>
          <table:covered-table-cell table:number-columns-repeated="7" table:style-name="ce56"/>
          <table:table-cell table:style-name="ce56" office:value-type="string" table:number-columns-spanned="8" table:number-rows-spanned="1">
            <text:p>билем</text:p>
          </table:table-cell>
          <table:covered-table-cell table:number-columns-repeated="7" table:style-name="ce56"/>
          <table:table-cell table:style-name="ce23" table:number-columns-repeated="953"/>
        </table:table-row>
        <table:table-row table:style-name="ro15">
          <table:table-cell table:style-name="ce57" office:value-type="string" table:number-columns-spanned="6" table:number-rows-spanned="1">
            <text:p>[onshow.num1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1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1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1_return]</text:p>
          </table:table-cell>
          <table:covered-table-cell table:number-columns-repeated="3" table:style-name="ce89"/>
          <table:table-cell table:style-name="ce78" office:value-type="string" table:number-columns-spanned="8" table:number-rows-spanned="1">
            <text:p>[onshow.distance1]</text:p>
          </table:table-cell>
          <table:covered-table-cell table:number-columns-repeated="7" table:style-name="ce78"/>
          <table:table-cell table:style-name="ce97" table:number-columns-spanned="8" table:number-rows-spanned="1"/>
          <table:covered-table-cell table:number-columns-repeated="7" table:style-name="ce97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2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2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2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2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2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3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3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3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3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3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4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4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4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4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4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5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5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5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5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5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6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6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6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6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6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7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7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7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7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7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8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8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8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8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8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8" office:value-type="string" table:number-columns-spanned="6" table:number-rows-spanned="1">
            <text:p>[onshow.num9]</text:p>
          </table:table-cell>
          <table:covered-table-cell table:number-columns-repeated="5" table:style-name="ce58"/>
          <table:table-cell table:style-name="ce61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office:value-type="string" table:number-columns-spanned="4" table:number-rows-spanned="1">
            <text:p>[onshow.hour9_out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out]</text:p>
          </table:table-cell>
          <table:covered-table-cell table:number-columns-repeated="3" table:style-name="ce90"/>
          <table:table-cell table:style-name="ce84" office:value-type="string" table:number-columns-spanned="4" table:number-rows-spanned="1">
            <text:p>[onshow.hour9_return]</text:p>
          </table:table-cell>
          <table:covered-table-cell table:number-columns-repeated="3" table:style-name="ce84"/>
          <table:table-cell table:style-name="ce90" office:value-type="string" table:number-columns-spanned="4" table:number-rows-spanned="1">
            <text:p>[onshow.min9_return]</text:p>
          </table:table-cell>
          <table:covered-table-cell table:number-columns-repeated="3" table:style-name="ce90"/>
          <table:table-cell table:style-name="ce58" office:value-type="string" table:number-columns-spanned="8" table:number-rows-spanned="1">
            <text:p>[onshow.distance9]</text:p>
          </table:table-cell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15">
          <table:table-cell table:style-name="ce59" table:number-columns-spanned="6" table:number-rows-spanned="1"/>
          <table:covered-table-cell table:number-columns-repeated="5" table:style-name="ce59"/>
          <table:table-cell table:style-name="ce62" table:number-columns-spanned="11" table:number-rows-spanned="1"/>
          <table:covered-table-cell table:number-columns-repeated="10" table:style-name="ce62"/>
          <table:table-cell table:style-name="ce70" table:number-columns-spanned="11" table:number-rows-spanned="1"/>
          <table:covered-table-cell table:number-columns-repeated="10" table:style-name="ce70"/>
          <table:table-cell table:style-name="ce76" table:number-columns-spanned="11" table:number-rows-spanned="1"/>
          <table:covered-table-cell table:number-columns-repeated="10" table:style-name="ce76"/>
          <table:table-cell table:style-name="ce85" table:number-columns-spanned="4" table:number-rows-spanned="1"/>
          <table:covered-table-cell table:number-columns-repeated="3" table:style-name="ce85"/>
          <table:table-cell table:style-name="ce91" table:number-columns-spanned="4" table:number-rows-spanned="1"/>
          <table:covered-table-cell table:number-columns-repeated="3" table:style-name="ce91"/>
          <table:table-cell table:style-name="ce91" table:number-columns-spanned="4" table:number-rows-spanned="1"/>
          <table:covered-table-cell table:number-columns-repeated="3" table:style-name="ce91"/>
          <table:table-cell table:style-name="ce96" table:number-columns-spanned="4" table:number-rows-spanned="1"/>
          <table:covered-table-cell table:number-columns-repeated="3" table:style-name="ce96"/>
          <table:table-cell table:style-name="ce59" table:number-columns-spanned="8" table:number-rows-spanned="1"/>
          <table:covered-table-cell table:number-columns-repeated="7" table:style-name="ce59"/>
          <table:table-cell table:style-name="ce70" table:number-columns-spanned="8" table:number-rows-spanned="1"/>
          <table:covered-table-cell table:number-columns-repeated="7" table:style-name="ce70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6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float" office:value="10" table:number-columns-spanned="16" table:number-rows-spanned="2">
            <text:p>10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9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6">
          <table:table-cell table:style-name="ce6" table:number-columns-repeated="1024"/>
        </table:table-row>
        <table:table-row table:style-name="ro9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7" office:value-type="string" table:number-columns-spanned="19" table:number-rows-spanned="2">
            <text:p>за часы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6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6">
          <table:table-cell table:style-name="ce6" table:number-columns-repeated="1024"/>
        </table:table-row>
        <table:table-row table:style-name="ro9">
          <table:table-cell table:style-name="ce6" table:number-columns-repeated="35"/>
          <table:table-cell table:style-name="ce77" office:value-type="string" table:number-columns-spanned="19" table:number-rows-spanned="2">
            <text:p>Итого, руб. коп.</text:p>
          </table:table-cell>
          <table:covered-table-cell table:number-columns-repeated="18" table:style-name="ce77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9">
          <table:table-cell table:style-name="ce6" table:number-columns-repeated="35"/>
          <table:covered-table-cell table:number-columns-repeated="19" table:style-name="ce77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6" table:number-rows-repeated="2">
          <table:table-cell table:style-name="ce6" table:number-columns-repeated="1024"/>
        </table:table-row>
        <table:table-row table:style-name="ro8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14" table:number-rows-spanned="1"/>
          <table:covered-table-cell table:number-columns-repeated="13" table:style-name="ce63"/>
          <table:table-cell table:style-name="ce9" table:number-columns-repeated="2"/>
          <table:table-cell table:style-name="ce63" table:number-columns-spanned="20" table:number-rows-spanned="1"/>
          <table:covered-table-cell table:number-columns-repeated="19" table:style-name="ce63"/>
          <table:table-cell table:style-name="ce9" table:number-columns-repeated="957"/>
        </table:table-row>
        <table:table-row table:style-name="ro5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6" table:number-rows-repeated="7">
          <table:table-cell table:style-name="ce6" table:number-columns-repeated="1024"/>
        </table:table-row>
        <table:table-row table:style-name="ro6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667cm" fo:margin-right="0cm" style:first-page-number="continue" style:scale-to="95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15.404cm" fo:margin-right="0cm" style:first-page-number="continue" style:scale-to="95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2">22.01.2014</text:date>, <text:time>09:14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2T09:14:32.83</dc:date>
    <meta:print-date>2014-01-16T09:58:39.66</meta:print-date>
    <meta:generator>OpenOffice.org/3.4.1$Win32 OpenOffice.org_project/341m1$Build-9593</meta:generator>
    <meta:editing-duration>PT31M7S</meta:editing-duration>
    <meta:editing-cycles>18</meta:editing-cycles>
    <meta:printed-by>Наталия Каленская</meta:printed-by>
    <meta:document-statistic meta:table-count="2" meta:cell-count="203" meta:object-count="11"/>
  </office:meta>
</office:document-meta>
</file>